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1.08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e86a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Load (g)</text:p>
          </table:table-cell>
          <table:table-cell table:style-name="ce1" office:value-type="string" calcext:value-type="string">
            <text:p>Distance (mm)</text:p>
          </table:table-cell>
          <table:table-cell table:style-name="ce3" office:value-type="string" calcext:value-type="string">
            <text:p>Torque (Nm)</text:p>
          </table:table-cell>
          <table:table-cell table:style-name="ce1" office:value-type="string" calcext:value-type="string">
            <text:p>Payload (kg)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ttemp</text:p>
          </table:table-cell>
          <table:table-cell table:style-name="ce5" office:value-type="string" calcext:value-type="string">
            <text:p>Rover dry weight no electronics (only base chassi)</text:p>
          </table:table-cell>
          <table:table-cell table:style-name="ce6" office:value-type="string" calcext:value-type="string">
            <text:p>Avg torque</text:p>
          </table:table-cell>
          <table:table-cell table:style-name="ce19" office:value-type="string" calcext:value-type="string">
            <text:p>change in torque</text:p>
          </table:table-cell>
          <table:table-cell table:style-name="ce19" office:value-type="string" calcext:value-type="string">
            <text:p>Change in Payload</text:p>
          </table:table-cell>
          <table:table-cell table:style-name="ce6" office:value-type="string" calcext:value-type="string">
            <text:p>mu</text:p>
          </table:table-cell>
          <table:table-cell table:style-name="ce6" table:number-columns-repeated="1637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table:formula="of:=([.A2]/1000)*([.B2]/1000)" office:value-type="float" office:value="0.195" calcext:value-type="float">
            <text:p>0.1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kg extr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16377"/>
        </table:table-row>
        <table:table-row table:style-name="ro2"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300" calcext:value-type="float">
            <text:p>300</text:p>
          </table:table-cell>
          <table:table-cell table:style-name="ce14" table:formula="of:=([.A3]/1000)*([.B3]/1000)" office:value-type="float" office:value="0.231" calcext:value-type="float">
            <text:p>0.231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formula="of:=AVERAGE([.C3:.C5])" office:value-type="float" office:value="0.222" calcext:value-type="float">
            <text:p>0.222</text:p>
          </table:table-cell>
          <table:table-cell table:number-columns-repeated="16376"/>
        </table:table-row>
        <table:table-row table:style-name="ro2"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300" calcext:value-type="float">
            <text:p>300</text:p>
          </table:table-cell>
          <table:table-cell table:style-name="ce14" table:formula="of:=([.A4]/1000)*([.B4]/1000)" office:value-type="float" office:value="0.204" calcext:value-type="float">
            <text:p>0.204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formula="of:=[.H3]-[.H6]" office:value-type="float" office:value="0.02625" calcext:value-type="float">
            <text:p>0.02625</text:p>
          </table:table-cell>
          <table:table-cell table:formula="of:=[.D3]-[.D6]" office:value-type="float" office:value="3" calcext:value-type="float">
            <text:p>3</text:p>
          </table:table-cell>
          <table:table-cell table:formula="of:=[.I4]/([.J4]*([.B4]/1000))" office:value-type="float" office:value="0.0291666666666666" calcext:value-type="float">
            <text:p>0.0291666666666666</text:p>
          </table:table-cell>
          <table:table-cell table:number-columns-repeated="16373"/>
        </table:table-row>
        <table:table-row table:style-name="ro2"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300" calcext:value-type="float">
            <text:p>300</text:p>
          </table:table-cell>
          <table:table-cell table:style-name="ce14" table:formula="of:=([.A5]/1000)*([.B5]/1000)" office:value-type="float" office:value="0.231" calcext:value-type="float">
            <text:p>0.231</text:p>
          </table:table-cell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6]/1000)*([.B6]/1000)" office:value-type="float" office:value="0.207" calcext:value-type="float">
            <text:p>0.20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table:formula="of:=AVERAGE([.C6:.C9])" office:value-type="float" office:value="0.19575" calcext:value-type="float">
            <text:p>0.19575</text:p>
          </table:table-cell>
          <table:table-cell table:number-columns-repeated="16376"/>
        </table:table-row>
        <table:table-row table:style-name="ro2"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7]/1000)*([.B7]/1000)" office:value-type="float" office:value="0.186" calcext:value-type="float">
            <text:p>0.18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/>
          <table:table-cell table:formula="of:=[.H10]-[.H3]" office:value-type="float" office:value="0.069" calcext:value-type="float">
            <text:p>0.069</text:p>
          </table:table-cell>
          <table:table-cell table:formula="of:=[.D10]-[.D5]" office:value-type="float" office:value="5" calcext:value-type="float">
            <text:p>5</text:p>
          </table:table-cell>
          <table:table-cell table:formula="of:=[.I7]/([.J7]*([.B7]/1000))" office:value-type="float" office:value="0.046" calcext:value-type="float">
            <text:p>0.046</text:p>
          </table:table-cell>
          <table:table-cell table:number-columns-repeated="16373"/>
        </table:table-row>
        <table:table-row table:style-name="ro2"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8]/1000)*([.B8]/1000)" office:value-type="float" office:value="0.186" calcext:value-type="float">
            <text:p>0.18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300" calcext:value-type="float">
            <text:p>300</text:p>
          </table:table-cell>
          <table:table-cell table:style-name="ce15" table:formula="of:=([.A9]/1000)*([.B9]/1000)" office:value-type="float" office:value="0.204" calcext:value-type="float">
            <text:p>0.204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0]/1000)*([.B10]/1000)" office:value-type="float" office:value="0.294" calcext:value-type="float">
            <text:p>0.294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" calcext:value-type="float">
            <text:p>22</text:p>
          </table:table-cell>
          <table:table-cell table:formula="of:=AVERAGE([.C10:.C12])" office:value-type="float" office:value="0.291" calcext:value-type="float">
            <text:p>0.291</text:p>
          </table:table-cell>
          <table:table-cell table:number-columns-repeated="16376"/>
        </table:table-row>
        <table:table-row table:style-name="ro2"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1]/1000)*([.B11]/1000)" office:value-type="float" office:value="0.279" calcext:value-type="float">
            <text:p>0.279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([.A12]/1000)*([.B12]/1000)" office:value-type="float" office:value="0.3" calcext:value-type="float">
            <text:p>0.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eyeballed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300" calcext:value-type="float">
            <text:p>300</text:p>
          </table:table-cell>
          <table:table-cell table:formula="of:=([.A13]/1000)*([.B13]/1000)" office:value-type="float" office:value="0.312" calcext:value-type="float">
            <text:p>0.3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4]/1000)*([.B14]/1000)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5]/1000)*([.B15]/1000)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6]/1000)*([.B16]/1000)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7]/1000)*([.B17]/1000)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8]/1000)*([.B18]/1000)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9]/1000)*([.B19]/1000)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20]/1000)*([.B20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1]/1000)*([.B21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2]/1000)*([.B22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3]/1000)*([.B23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4]/1000)*([.B24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5]/1000)*([.B25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4:35:55.457792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4:15:12.840415883</meta:creation-date>
    <dc:date>2024-11-20T14:54:30.810962660</dc:date>
    <meta:editing-duration>PT26M47S</meta:editing-duration>
    <meta:editing-cycles>7</meta:editing-cycles>
    <meta:generator>LibreOffice/24.2.4.2$Linux_X86_64 LibreOffice_project/51a6219feb6075d9a4c46691dcfe0cd9c4fff3c2</meta:generator>
    <meta:document-statistic meta:table-count="1" meta:cell-count="110" meta:object-count="0"/>
  </office:meta>
</office:document-meta>
</file>